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8.192cm" style:use-optimal-column-width="false"/>
    </style:style>
    <style:style style:name="co2" style:family="table-column">
      <style:table-column-properties style:column-width="8.194cm" style:use-optimal-column-width="false"/>
    </style:style>
    <style:style style:name="co3" style:family="table-column">
      <style:table-column-properties style:column-width="8.196cm" style:use-optimal-column-width="false"/>
    </style:style>
    <style:style style:name="co4" style:family="table-column">
      <style:table-column-properties style:column-width="8.198cm" style:use-optimal-column-width="false"/>
    </style:style>
    <style:style style:name="ro1" style:family="table-row">
      <style:table-row-properties style:row-height="1.141cm"/>
    </style:style>
    <style:style style:name="ro2" style:family="table-row">
      <style:table-row-properties style:row-height="0.846cm"/>
    </style:style>
    <style:style style:name="ro3" style:family="table-row">
      <style:table-row-properties style:row-height="1.184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735cm"/>
    </style:style>
    <style:style style:name="ro6" style:family="table-row">
      <style:table-row-properties style:row-height="0.693cm"/>
    </style:style>
    <style:style style:name="ro7" style:family="table-row">
      <style:table-row-properties style:row-height="0.739cm"/>
    </style:style>
    <style:style style:name="ro8" style:family="table-row">
      <style:table-row-properties style:row-height="0.701cm"/>
    </style:style>
    <style:style style:name="ro9" style:family="table-row">
      <style:table-row-properties style:row-height="0.74cm"/>
    </style:style>
    <style:style style:name="ro10" style:family="table-row">
      <style:table-row-properties style:row-height="0.61cm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="0.03pt solid #000000"/>
      <style:text-properties fo:font-size="11pt" style:font-size-asian="18pt" style:font-size-complex="18pt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11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8.191cm" svg:height="8.325cm" svg:x="1.768cm" svg:y="2.0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 text:c="17"/>Block</text:p>
              </table:table-cell>
            </table:table-row>
            <table:table-row table:style-name="ro2">
              <table:table-cell table:style-name="ce1">
                <text:p><text:span text:style-name="T1">-Index : int</text:span></text:p>
                <text:p><text:span text:style-name="T1">-timestamp : String</text:span></text:p>
                <text:p><text:span text:style-name="T1">-hash_prev : String</text:span></text:p>
                <text:p><text:span text:style-name="T1">-nbTransaction : int</text:span></text:p>
                <text:p><text:span text:style-name="T1">-transaction : TransactionDeque</text:span></text:p>
                <text:p><text:span text:style-name="T1">-hashTreeRoot : String</text:span></text:p>
                <text:p><text:span text:style-name="T1">-hash : String</text:span></text:p>
                <text:p><text:span text:style-name="T1">-nonce : int</text:span></text:p>
                <text:p text:style-name="P1"/>
              </table:table-cell>
            </table:table-row>
            <table:table-row table:style-name="ro3">
              <table:table-cell table:style-name="ce2">
                <text:p text:style-name="P2"><text:span text:style-name="T2">+Block(transactionDeque,index,hash_prev)</text:span></text:p>
                <text:p text:style-name="P2"><text:span text:style-name="T2">-calcul_hash()</text:span></text:p>
                <text:p text:style-name="P2"><text:span text:style-name="T2">+IsEmpty() : boolean</text:span></text:p>
                <text:p text:style-name="P2"><text:span text:style-name="T2">+getter sur hash,timestamp,transaction</text:span></text:p>
                <text:p text:style-name="P2"><text:span text:style-name="T2">+minage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193cm" svg:height="2.831cm" svg:x="11.061cm" svg:y="4.093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1">
                <text:p text:style-name="P1"><text:s text:c="12"/>Transaction1</text:p>
              </table:table-cell>
            </table:table-row>
            <table:table-row table:style-name="ro5">
              <table:table-cell table:style-name="ce1">
                <text:p><text:span text:style-name="T1">-srcDest : String</text:span></text:p>
              </table:table-cell>
            </table:table-row>
            <table:table-row table:style-name="ro6">
              <table:table-cell table:style-name="ce2">
                <text:p text:style-name="P2"><text:span text:style-name="T2">+Transaction1() (mets « Source-Destination : randnumber » dans srcDes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195cm" svg:height="4.815cm" svg:x="11.025cm" svg:y="7.777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 text:style-name="P1"><text:s text:c="12"/>Transaction2</text:p>
              </table:table-cell>
            </table:table-row>
            <table:table-row table:style-name="ro5">
              <table:table-cell table:style-name="ce1">
                <text:p><text:span text:style-name="T1">-index : int</text:span></text:p>
                <text:p><text:span text:style-name="T1">-timestamp : String</text:span></text:p>
                <text:p><text:span text:style-name="T1">-emetteur : String</text:span></text:p>
                <text:p><text:span text:style-name="T1">-destinataire : String</text:span></text:p>
                <text:p><text:span text:style-name="T1">-montant : int</text:span></text:p>
                <text:p><text:span text:style-name="T1">-signature_emetteur : String</text:span></text:p>
              </table:table-cell>
            </table:table-row>
            <table:table-row table:style-name="ro7">
              <table:table-cell table:style-name="ce2">
                <text:p text:style-name="P2"><text:span text:style-name="T2">+getters et setter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197cm" svg:height="5.033cm" svg:x="11.033cm" svg:y="13.458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 text:style-name="P1"><text:s text:c="8"/>TransactionDeque</text:p>
              </table:table-cell>
            </table:table-row>
            <table:table-row table:style-name="ro8">
              <table:table-cell table:style-name="ce1">
                <text:p><text:span text:style-name="T1">-taille : int</text:span></text:p>
                <text:p><text:span text:style-name="T1">-tab_trans : Transaction(1 ou 2)[ ]</text:span></text:p>
              </table:table-cell>
            </table:table-row>
            <table:table-row table:style-name="ro9">
              <table:table-cell table:style-name="ce2">
                <text:p text:style-name="P2"><text:span text:style-name="T2">+TransactionDeque</text:span></text:p>
                <text:p text:style-name="P2"><text:span text:style-name="T2">+add_transaction()(v1)</text:span></text:p>
                <text:p text:style-name="P2"><text:span text:style-name="T2">+add_transaction(emetteur,destinataire,montant)(v2)</text:span></text:p>
                <text:p text:style-name="P2"><text:span text:style-name="T2">+calcul_hash_trans() ?</text:span></text:p>
                <text:p text:style-name="P2"><text:span text:style-name="T2">+delete_transaction(int index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197cm" svg:height="4.643cm" svg:x="1.629cm" svg:y="11.532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 text:style-name="P1"><text:s text:c="13"/>BlockChain</text:p>
              </table:table-cell>
            </table:table-row>
            <table:table-row table:style-name="ro8">
              <table:table-cell table:style-name="ce1">
                <text:p><text:span text:style-name="T1">-difficulte : int</text:span></text:p>
                <text:p><text:span text:style-name="T1">-nb_block : int</text:span></text:p>
                <text:p><text:span text:style-name="T1">-tab_block : Block[ ]</text:span></text:p>
              </table:table-cell>
            </table:table-row>
            <table:table-row table:style-name="ro9">
              <table:table-cell table:style-name="ce2">
                <text:p text:style-name="P2"><text:span text:style-name="T2">+BlockChain()</text:span></text:p>
                <text:p text:style-name="P2"><text:span text:style-name="T2">+add_block(Block)</text:span></text:p>
                <text:p text:style-name="P2"><text:span text:style-name="T2">+recalcul_hash(int index)</text:span></text:p>
                <text:p text:style-name="P2"><text:span text:style-name="T2">+delete_block(int index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195cm" svg:height="4.643cm" svg:x="1.434cm" svg:y="16.902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 text:style-name="P1"><text:s text:c="16"/>Compte</text:p>
              </table:table-cell>
            </table:table-row>
            <table:table-row table:style-name="ro5">
              <table:table-cell table:style-name="ce1">
                <text:p><text:span text:style-name="T1">-montant : int</text:span></text:p>
                <text:p><text:span text:style-name="T1">-adresse_proprio : String</text:span></text:p>
                <text:p><text:span text:style-name="T1">-signature : String</text:span></text:p>
              </table:table-cell>
            </table:table-row>
            <table:table-row table:style-name="ro10">
              <table:table-cell table:style-name="ce2">
                <text:p text:style-name="P2"><text:span text:style-name="T2">+Compte(String adresse, int montant)</text:span></text:p>
                <text:p text:style-name="P2"><text:span text:style-name="T2">+debit(int)</text:span></text:p>
                <text:p text:style-name="P2"><text:span text:style-name="T2">+credit(int)</text:span></text:p>
                <text:p text:style-name="P2"><text:span text:style-name="T2">+getter sur adresse et signature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09:54:02.041000000</meta:creation-date>
    <dc:date>2018-04-18T10:42:23.325000000</dc:date>
    <meta:editing-duration>PT17M17S</meta:editing-duration>
    <meta:editing-cycles>7</meta:editing-cycles>
    <meta:generator>LibreOffice/5.4.2.2$Windows_x86 LibreOffice_project/22b09f6418e8c2d508a9eaf86b2399209b0990f4</meta:generator>
    <meta:document-statistic meta:object-count="6"/>
  </office:meta>
</office:document-meta>
</file>